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4000002D74965D27E07F5ED08.png" manifest:media-type="image/png"/>
  <manifest:file-entry manifest:full-path="Pictures/1000000000000264000002D72AFC8638C5A061F7.png" manifest:media-type="image/png"/>
  <manifest:file-entry manifest:full-path="Pictures/1000000000000264000002D7E184FEAA4949C72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SemiBold" svg:font-family="'IBM Plex Mon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3.235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42cm, 0cm, 0cm, 12.96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3.438cm, 0cm, 0cm, 12.965cm)" draw:image-opacity="100%" style:mirror="none"/>
    </style:style>
    <style:style style:name="gr5" style:family="graphic" style:parent-style-name="standard">
      <style:graphic-properties draw:stroke="none" draw:fill-color="#dddddd" draw:textarea-horizontal-align="justify" draw:textarea-vertical-align="middle" draw:auto-grow-height="false" fo:min-height="1.325cm" fo:min-width="5.737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43cm, 8.483cm, 0cm, 0cm)" draw:image-opacity="100%" style:mirror="none"/>
    </style:style>
    <style:style style:name="gr7" style:family="graphic" style:parent-style-name="standard">
      <style:graphic-properties draw:stroke="none" draw:fill-color="#00a933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IBM Plex Mono SemiBold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style:font-name="IBM Plex Mono SemiBold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2.569cm" svg:x="1cm" svg:y="3.565cm">
          <draw:image xlink:href="Pictures/1000000000000264000002D72AFC8638C5A061F7.png" xlink:type="simple" xlink:show="embed" xlink:actuate="onLoad" loext:mime-type="image/png">
            <text:p/>
          </draw:image>
        </draw:frame>
      </draw:page>
      <draw:page draw:name="page2" draw:style-name="dp1" draw:master-page-name="Default"/>
      <draw:page draw:name="page3" draw:style-name="dp1" draw:master-page-name="Default">
        <draw:g>
          <draw:frame draw:style-name="gr2" draw:text-style-name="P1" draw:layer="layout" svg:width="18.999cm" svg:height="10.923cm" svg:x="0.847cm" svg:y="15.875cm">
            <draw:image xlink:href="Pictures/1000000000000264000002D72AFC8638C5A061F7.png" xlink:type="simple" xlink:show="embed" xlink:actuate="onLoad" loext:mime-type="image/png">
              <text:p/>
            </draw:image>
          </draw:frame>
          <draw:g>
            <draw:g>
              <draw:frame draw:style-name="gr3" draw:text-style-name="P1" draw:layer="layout" svg:width="7.59cm" svg:height="11.709cm" svg:x="0.547cm" svg:y="3.88cm">
                <draw:image xlink:href="Pictures/1000000000000264000002D7E184FEAA4949C726.png" xlink:type="simple" xlink:show="embed" xlink:actuate="onLoad" loext:mime-type="image/png">
                  <text:p/>
                </draw:image>
              </draw:frame>
              <draw:frame draw:style-name="gr4" draw:text-style-name="P1" draw:layer="layout" svg:width="7.636cm" svg:height="1.945cm" draw:transform="rotate (-3.14159265358979) translate (8.448cm 6.102cm)">
                <draw:image xlink:href="Pictures/1000000000000264000002D7E184FEAA4949C726.png" xlink:type="simple" xlink:show="embed" xlink:actuate="onLoad" loext:mime-type="image/png">
                  <text:p/>
                </draw:image>
              </draw:frame>
              <draw:custom-shape draw:style-name="gr5" draw:text-style-name="P3" draw:layer="layout" svg:width="6.237cm" svg:height="1.575cm" svg:x="1.177cm" svg:y="6.526cm">
                <text:p text:style-name="P2"><text:span text:style-name="T1">Prueba que eres </text:span><text:span text:style-name="T1"><text:line-break/></text:span><text:span text:style-name="T1">humano: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6" draw:text-style-name="P1" draw:layer="layout" svg:width="11.534cm" svg:height="11.708cm" svg:x="8.466cm" svg:y="3.854cm">
              <draw:image xlink:href="Pictures/1000000000000264000002D74965D27E07F5ED08.png" xlink:type="simple" xlink:show="embed" xlink:actuate="onLoad" loext:mime-type="image/png">
                <text:p/>
              </draw:image>
            </draw:frame>
            <draw:polygon draw:style-name="gr7" draw:text-style-name="P4" draw:layer="layout" svg:width="7.074cm" svg:height="6.448cm" svg:x="12.296cm" svg:y="8.83cm" svg:viewBox="0 0 7075 6449" draw:points="1492,72 7075,0 7075,6173 0,6449">
              <text:p/>
            </draw:polygon>
            <draw:frame draw:style-name="gr8" draw:text-style-name="P6" draw:layer="layout" svg:width="6.09cm" svg:height="3.554cm" svg:x="13.324cm" svg:y="10.342cm">
              <draw:text-box>
                <text:p text:style-name="P5"><text:span text:style-name="T2">BIENVENIDO,</text:span></text:p>
                <text:p text:style-name="P5"><text:span text:style-name="T2">HERMANO</text:span></text:p>
                <text:p text:style-name="P5"><text:span text:style-name="T2">ROBOT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SemiBold" svg:font-family="'IBM Plex Mono Semi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3T16:45:59.682388362</dc:date>
    <meta:editing-duration>PT10S</meta:editing-duration>
    <meta:editing-cycles>1</meta:editing-cycles>
    <meta:document-statistic meta:object-count="12"/>
    <meta:generator>LibreOffice/6.1.5.2$Linux_X86_64 LibreOffice_project/10$Build-2</meta:generator>
  </office:meta>
</office:document-meta>
</file>